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6];[.G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3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5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table:formula="of:=COUNTIF([.B$2:.B$9746];[.G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Osteoarthritis</text:p>
          </table:table-cell>
          <table:table-cell table:formula="of:=COUNTIF([.B$2:.B$9746];[.G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746];[.G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6];[.G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6];[.G1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DigestiveDisease</text:p>
          </table:table-cell>
          <table:table-cell table:formula="of:=COUNTIF([.B$2:.B$9746];[.G1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EarDisease</text:p>
          </table:table-cell>
          <table:table-cell table:formula="of:=COUNTIF([.B$2:.B$9746];[.G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EyeDisease</text:p>
          </table:table-cell>
          <table:table-cell table:formula="of:=COUNTIF([.B$2:.B$9746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15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6];[.G1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17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6];[.G18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6];[.G1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2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6];[.G2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6];[.G2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Prostate</text:p>
          </table:table-cell>
          <table:table-cell table:formula="of:=COUNTIF([.B$2:.B$9746];[.G2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2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MyocardialInfarction</text:p>
          </table:table-cell>
          <table:table-cell table:formula="of:=COUNTIF([.B$2:.B$9746];[.G2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46];[.G2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PsychiatricNeurological</text:p>
          </table:table-cell>
          <table:table-cell table:formula="of:=COUNTIF([.B$2:.B$9746];[.G2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2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6];[.G31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46];[.G3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6];[.G3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GenitalFemale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MultipleSclerosis</text:p>
          </table:table-cell>
          <table:table-cell table:formula="of:=COUNTIF([.B$2:.B$9746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3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6];[.G3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3" office:value-type="string" calcext:value-type="string">
            <text:p>Alzheimer</text:p>
          </table:table-cell>
          <table:table-cell table:formula="of:=COUNTIF([.B$2:.B$9746];[.G3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39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style-name="ce3" office:value-type="string" calcext:value-type="string">
            <text:p>Coxarthrosis</text:p>
          </table:table-cell>
          <table:table-cell table:formula="of:=COUNTIF([.B$2:.B$9746];[.G4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CrohnDisease</text:p>
          </table:table-cell>
          <table:table-cell table:formula="of:=COUNTIF([.B$2:.B$9746];[.G4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6];[.G4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Gonarthrosis</text:p>
          </table:table-cell>
          <table:table-cell table:formula="of:=COUNTIF([.B$2:.B$9746];[.G4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AmyotrophicLateralSclerosis</text:p>
          </table:table-cell>
          <table:table-cell table:formula="of:=COUNTIF([.B$2:.B$9746];[.G4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BloodClotLeg</text:p>
          </table:table-cell>
          <table:table-cell table:formula="of:=COUNTIF([.B$2:.B$9746];[.G4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6];[.G4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CancerGenitalFemale</text:p>
          </table:table-cell>
          <table:table-cell table:formula="of:=COUNTIF([.B$2:.B$9746];[.G4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6];[.G5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office:value-type="string" calcext:value-type="string">
            <text:p>Glaucoma</text:p>
          </table:table-cell>
          <table:table-cell table:formula="of:=COUNTIF([.B$2:.B$9746];[.G5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table:formula="of:=COUNTIF([.B$2:.B$9746];[.G5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746];[.G5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46];[.G5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InflammatoryBowel</text:p>
          </table:table-cell>
          <table:table-cell table:formula="of:=COUNTIF([.B$2:.B$9746];[.G5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6];[.G5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style-name="Default" office:value-type="string" calcext:value-type="string">
            <text:p>Kidney</text:p>
          </table:table-cell>
          <table:table-cell table:formula="of:=COUNTIF([.B$2:.B$9746];[.G5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RectumAnus</text:p>
          </table:table-cell>
          <table:table-cell table:formula="of:=COUNTIF([.B$2:.B$9746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style-name="Default" office:value-type="string" calcext:value-type="string">
            <text:p>Sepsis</text:p>
          </table:table-cell>
          <table:table-cell table:formula="of:=COUNTIF([.B$2:.B$9746];[.G5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6];[.G6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6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Allergies</text:p>
          </table:table-cell>
          <table:table-cell table:formula="of:=COUNTIF([.B$2:.B$9746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6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6];[.G6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6];[.G6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6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6];[.G6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style-name="Default" office:value-type="string" calcext:value-type="string">
            <text:p>BloodClotLung</text:p>
          </table:table-cell>
          <table:table-cell table:formula="of:=COUNTIF([.B$2:.B$9746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6];[.G6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6];[.G7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Emphysema_chronic_bronchitis</text:p>
          </table:table-cell>
          <table:table-cell table:formula="of:=COUNTIF([.B$2:.B$9746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Gastritis</text:p>
          </table:table-cell>
          <table:table-cell table:formula="of:=COUNTIF([.B$2:.B$9746];[.G7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formula="of:=COUNTIF([.B$2:.B$9746];[.G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Hypermetropia</text:p>
          </table:table-cell>
          <table:table-cell table:formula="of:=COUNTIF([.B$2:.B$9746];[.G7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Hypertension</text:p>
          </table:table-cell>
          <table:table-cell table:formula="of:=COUNTIF([.B$2:.B$9746];[.G7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7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6];[.G7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style-name="Default" office:value-type="string" calcext:value-type="string">
            <text:p>Myopia</text:p>
          </table:table-cell>
          <table:table-cell table:formula="of:=COUNTIF([.B$2:.B$9746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Ovary</text:p>
          </table:table-cell>
          <table:table-cell table:formula="of:=COUNTIF([.B$2:.B$9746];[.G7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8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Prostate</text:p>
          </table:table-cell>
          <table:table-cell table:formula="of:=COUNTIF([.B$2:.B$9746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8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6];[.G8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CancerDigestive</text:p>
          </table:table-cell>
          <table:table-cell table:formula="of:=COUNTIF([.B$2:.B$9746];[.G8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6];[.G8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6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Genitourinary</text:p>
          </table:table-cell>
          <table:table-cell table:formula="of:=COUNTIF([.B$2:.B$9746];[.G8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Hematuria</text:p>
          </table:table-cell>
          <table:table-cell table:formula="of:=COUNTIF([.B$2:.B$9746];[.G8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NA</text:p>
          </table:table-cell>
          <table:table-cell table:formula="of:=COUNTIF([.B$2:.B$9746];[.G9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ObsessiveCompulsiveDisorder</text:p>
          </table:table-cell>
          <table:table-cell table:formula="of:=COUNTIF([.B$2:.B$9746];[.G9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style-name="Default" office:value-type="string" calcext:value-type="string">
            <text:p>Parkinson</text:p>
          </table:table-cell>
          <table:table-cell table:formula="of:=COUNTIF([.B$2:.B$9746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9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style-name="Default" office:value-type="string" calcext:value-type="string">
            <text:p>ShoulderLesions</text:p>
          </table:table-cell>
          <table:table-cell table:formula="of:=COUNTIF([.B$2:.B$9746];[.G9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6];[.G9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Digestiv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ce3" office:value-type="string" calcext:value-type="string">
            <text:p>CancerGenitalFema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ce3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GenitalFema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GenitalMa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GenitalMa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oronaryArte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Digestiv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Digestiv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Digestiv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ce3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ce3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ce3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ce3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ce3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ce3" office:value-type="string" calcext:value-type="string">
            <text:p>Ear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MusculoskeletalConnectiv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MusculoskeletalConnectiv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ce3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ce3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MyocardialInfarc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MyocardialInfarc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ce3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ce3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myotrophicLateral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myotrophicLateral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myotrophicLateral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Anxiet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Anxiet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Compulsive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24T10:04:11.108729483</dc:date>
    <dc:creator>Aitor González</dc:creator>
    <meta:editing-duration>PT12H38M2S</meta:editing-duration>
    <meta:editing-cycles>392</meta:editing-cycles>
    <meta:generator>LibreOffice/7.3.4.2$Linux_X86_64 LibreOffice_project/30$Build-2</meta:generator>
    <meta:document-statistic meta:table-count="2" meta:cell-count="1918" meta:object-count="0"/>
  </office:meta>
</office:document-meta>
</file>